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marker-start="Arrow" draw:textarea-vertical-align="middle"/>
    </style:style>
    <style:style style:name="gr4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5" style:family="graphic" style:parent-style-name="standard">
      <style:graphic-properties draw:marker-end="Short_20_line_20_Arrow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="Arrow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8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1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7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0pt" style:font-size-asian="18pt" style:font-size-complex="18pt"/>
    </style:style>
    <style:style style:name="P9" style:family="paragraph">
      <style:text-properties fo:font-size="14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2" draw:id="id2" draw:layer="layout" svg:width="4.318cm" svg:height="2.54cm" svg:x="7.985cm" svg:y="12.684cm">
          <draw:glue-point draw:id="4" svg:x="3.876cm" svg:y="3.043cm"/>
          <draw:glue-point draw:id="5" svg:x="3.582cm" svg:y="-3.456cm"/>
          <draw:glue-point draw:id="6" svg:x="-1.47cm" svg:y="5cm"/>
          <draw:glue-point draw:id="7" svg:x="-3.235cm" svg:y="4cm"/>
          <draw:glue-point draw:id="8" svg:x="-4.652cm" svg:y="2.043cm"/>
          <draw:glue-point draw:id="9" svg:x="-4.117cm" svg:y="3cm"/>
          <draw:glue-point draw:id="10" svg:x="-2.352cm" svg:y="4.5cm"/>
          <draw:glue-point draw:id="11" svg:x="-1.47cm" svg:y="-5cm"/>
          <draw:glue-point draw:id="12" svg:x="-3.235cm" svg:y="-4cm"/>
          <draw:glue-point draw:id="13" svg:x="1.764cm" svg:y="-4.5cm"/>
          <text:p text:style-name="P1"><text:span text:style-name="T1">Exercise</text:span><text:span text:style-name="T1"><text:line-break/></text:span><text:span text:style-name="T1">uP Controller</text:span><text:span text:style-name="T1"><text:line-break/></text:span><text:span text:style-name="T1">with NV RAM</text:span></text:p>
        </draw:ellipse>
        <draw:ellipse draw:style-name="text" draw:text-style-name="P3" draw:layer="layout" svg:width="1.143cm" svg:height="1.524cm" svg:x="3.032cm" svg:y="20.431cm">
          <text:p/>
        </draw:ellipse>
        <draw:custom-shape draw:style-name="gr2" draw:text-style-name="P4" xml:id="id4" draw:id="id4" draw:layer="layout" svg:width="2.794cm" svg:height="1.397cm" svg:x="1.702cm" svg:y="10.035cm">
          <text:p text:style-name="P1"><text:span text:style-name="T2">3-axis</text:span><text:span text:style-name="T2"><text:line-break/></text:span><text:span text:style-name="T2">Accelero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2.794cm" svg:height="1.397cm" svg:x="1.829cm" svg:y="4.447cm">
          <text:p text:style-name="P1"><text:span text:style-name="T2">Pedal Force</text:span><text:span text:style-name="T2"><text:line-break/></text:span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2.794cm" svg:height="1.397cm" svg:x="4.048cm" svg:y="2.524cm">
          <draw:glue-point draw:id="4" svg:x="3.181cm" svg:y="5.003cm"/>
          <draw:glue-point draw:id="5" svg:x="-3.636cm" svg:y="5.003cm"/>
          <text:p text:style-name="P1"><text:span text:style-name="T2">Chain Tension</text:span><text:span text:style-name="T2"><text:line-break/></text:span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2.794cm" svg:height="1.27cm" svg:x="1.575cm" svg:y="12.067cm">
          <text:p text:style-name="P1"><text:span text:style-name="T2">Motor Amps &amp;</text:span><text:span text:style-name="T2"><text:line-break/></text:span><text:span text:style-name="T2">Volts 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2.667cm" svg:height="1.27cm" svg:x="1.829cm" svg:y="8.146cm">
          <text:p text:style-name="P1"><text:span text:style-name="T2">Wheel Speed</text:span><text:span text:style-name="T2"><text:line-break/></text:span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2.667cm" svg:height="1.27cm" svg:x="1.853cm" svg:y="6.352cm">
          <text:p text:style-name="P1"><text:span text:style-name="T2">Pedal Speed</text:span><text:span text:style-name="T2"><text:line-break/></text:span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4" draw:id="id34" draw:layer="layout" svg:width="1.674cm" svg:height="1.154cm" svg:x="9.307cm" svg:y="19.785cm">
          <draw:glue-point draw:id="4" svg:x="-4.551cm" svg:y="-4.904cm"/>
          <text:p text:style-name="P1"><text:span text:style-name="T2">Gear</text:span><text:span text:style-name="T2"><text:line-break/></text:span><text:span text:style-name="T2">Shi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9" draw:id="id9" draw:layer="layout" svg:width="2.286cm" svg:height="1.27cm" svg:x="7.222cm" svg:y="2.557cm">
          <text:p text:style-name="P1"><text:span text:style-name="T2">Wind Speed</text:span><text:span text:style-name="T2"><text:line-break/></text:span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3.048cm" svg:height="1.27cm" svg:x="16.875cm" svg:y="14.335cm">
          <text:p text:style-name="P1"><text:span text:style-name="T2">Visual 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5" draw:id="id15" draw:layer="layout" svg:width="2.794cm" svg:height="1.307cm" svg:x="16.983cm" svg:y="17.6cm">
          <text:p text:style-name="P1"><text:span text:style-name="T2">Tactile Feedback</text:span><text:span text:style-name="T2"><text:line-break/></text:span><text:span text:style-name="T2">De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0" draw:id="id10" draw:layer="layout" svg:width="2.032cm" svg:height="1.27cm" svg:x="17.383cm" svg:y="7.858cm">
          <text:p text:style-name="P1"><text:span text:style-name="T2">Thumb</text:span><text:span text:style-name="T2"><text:line-break/></text:span><text:span text:style-name="T2">Thrott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2.667cm" svg:height="1.778cm" svg:x="7.477cm" svg:y="8.644cm">
          <draw:glue-point draw:id="4" svg:x="-5.005cm" svg:y="2.857cm"/>
          <draw:glue-point draw:id="5" svg:x="-5.005cm" svg:y="1.428cm"/>
          <draw:glue-point draw:id="6" svg:x="-5.005cm" svg:y="-1.428cm"/>
          <draw:glue-point draw:id="7" svg:x="-5.005cm" svg:y="-2.857cm"/>
          <draw:glue-point draw:id="8" svg:x="3.419cm" svg:y="-5cm"/>
          <draw:glue-point draw:id="9" svg:x="1.991cm" svg:y="-5cm"/>
          <draw:glue-point draw:id="10" svg:x="-3.247cm" svg:y="-5cm"/>
          <draw:glue-point draw:id="11" svg:x="-1.818cm" svg:y="-5cm"/>
          <text:p text:style-name="P1"><text:span text:style-name="T2">Vehicle</text:span><text:span text:style-name="T2"><text:line-break/></text:span><text:span text:style-name="T2">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line-skew="1.079cm" svg:x1="8.81cm" svg:y1="10.422cm" svg:x2="10.144cm" svg:y2="12.684cm" draw:start-shape="id1" draw:start-glue-point="2" draw:end-shape="id2" draw:end-glue-point="0" svg:d="M8810 10422v2211h1334v51">
          <text:p/>
        </draw:connector>
        <draw:connector draw:style-name="gr3" draw:text-style-name="P4" draw:layer="layout" svg:x1="4.369cm" svg:y1="12.702cm" svg:x2="7.477cm" svg:y2="10.04cm" draw:start-shape="id3" draw:start-glue-point="1" draw:end-shape="id1" draw:end-glue-point="4" svg:d="M4369 12702h1554v-2662h1554">
          <text:p/>
        </draw:connector>
        <draw:connector draw:style-name="gr3" draw:text-style-name="P4" draw:layer="layout" draw:line-skew="-0.973cm" svg:x1="4.496cm" svg:y1="10.733cm" svg:x2="7.477cm" svg:y2="9.786cm" draw:start-shape="id4" draw:start-glue-point="1" draw:end-shape="id1" draw:end-glue-point="5" svg:d="M4496 10733h518v-947h2463">
          <text:p/>
        </draw:connector>
        <draw:connector draw:style-name="gr3" draw:text-style-name="P4" draw:layer="layout" draw:line-skew="-0.973cm" svg:x1="4.496cm" svg:y1="8.781cm" svg:x2="7.477cm" svg:y2="9.533cm" draw:start-shape="id5" draw:start-glue-point="1" draw:end-shape="id1" draw:end-glue-point="3" svg:d="M4496 8781h517v752h2464">
          <text:p/>
        </draw:connector>
        <draw:connector draw:style-name="gr3" draw:text-style-name="P5" draw:layer="layout" draw:line-skew="-0.604cm" svg:x1="4.52cm" svg:y1="6.987cm" svg:x2="7.477cm" svg:y2="9.28cm" draw:start-shape="id6" draw:start-glue-point="1" draw:end-shape="id1" draw:end-glue-point="6" svg:d="M4520 6987h874v2293h2083">
          <text:p/>
        </draw:connector>
        <draw:connector draw:style-name="gr3" draw:text-style-name="P4" draw:layer="layout" draw:line-skew="-0.275cm" svg:x1="4.623cm" svg:y1="5.145cm" svg:x2="7.477cm" svg:y2="9.026cm" draw:start-shape="id7" draw:start-glue-point="1" draw:end-shape="id1" draw:end-glue-point="7" svg:d="M4623 5145h1152v3881h1702">
          <text:p/>
        </draw:connector>
        <draw:connector draw:style-name="gr3" draw:text-style-name="P4" draw:layer="layout" draw:line-skew="-1.461cm" svg:x1="6.333cm" svg:y1="3.92cm" svg:x2="7.945cm" svg:y2="8.644cm" draw:start-shape="id8" draw:start-glue-point="4" draw:end-shape="id1" draw:end-glue-point="10" svg:d="M6333 3920v902h1612v3822">
          <text:p/>
        </draw:connector>
        <draw:connector draw:style-name="gr3" draw:text-style-name="P4" draw:layer="layout" draw:line-skew="-1.652cm" svg:x1="8.365cm" svg:y1="3.827cm" svg:x2="8.326cm" svg:y2="8.644cm" draw:start-shape="id9" draw:start-glue-point="2" draw:end-shape="id1" draw:end-glue-point="11" svg:d="M8365 3827v757h-39v4060">
          <text:p/>
        </draw:connector>
        <draw:connector draw:style-name="gr4" draw:text-style-name="P4" draw:layer="layout" draw:line-skew="-0.127cm" svg:x1="17.383cm" svg:y1="8.493cm" svg:x2="15.015cm" svg:y2="8.722cm" draw:start-shape="id10" draw:start-glue-point="3" draw:end-shape="id11" draw:end-glue-point="4" svg:d="M17383 8493h-1310v229h-1058">
          <text:p/>
        </draw:connector>
        <draw:custom-shape draw:style-name="gr2" draw:text-style-name="P4" xml:id="id14" draw:id="id14" draw:layer="layout" svg:width="2.989cm" svg:height="1.27cm" svg:x="16.934cm" svg:y="15.986cm">
          <text:p text:style-name="P1"><text:span text:style-name="T2">Audible Feedback</text:span><text:span text:style-name="T2"><text:line-break/></text:span><text:span text:style-name="T2">De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1" draw:id="id11" draw:layer="layout" svg:width="2.159cm" svg:height="1.778cm" svg:x="12.857cm" svg:y="8.366cm">
          <draw:glue-point draw:id="4" svg:x="5.002cm" svg:y="-3cm"/>
          <draw:glue-point draw:id="5" svg:x="5.002cm" svg:y="3cm"/>
          <draw:glue-point draw:id="6" svg:x="3.237cm" svg:y="5cm"/>
          <draw:glue-point draw:id="7" svg:x="-3.232cm" svg:y="5cm"/>
          <draw:glue-point draw:id="8" svg:x="5.002cm" svg:y="2.142cm"/>
          <draw:glue-point draw:id="9" svg:x="4.414cm" svg:y="4.285cm"/>
          <draw:glue-point draw:id="10" svg:x="5.002cm" svg:y="-1.428cm"/>
          <draw:glue-point draw:id="11" svg:x="-2.056cm" svg:y="-4.814cm"/>
          <draw:glue-point draw:id="12" svg:x="-4.409cm" svg:y="-4.814cm"/>
          <text:p text:style-name="P1"><text:span text:style-name="T2">User</text:span><text:span text:style-name="T2"><text:line-break/></text:span><text:span text:style-name="T2">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1.905cm" svg:height="1.524cm" svg:x="13.514cm" svg:y="15.049cm">
          <draw:glue-point draw:id="4" svg:x="5.002cm" svg:y="-2.427cm"/>
          <draw:glue-point draw:id="5" svg:x="5.002cm" svg:y="2.572cm"/>
          <draw:glue-point draw:id="6" svg:x="2.645cm" svg:y="-5.006cm"/>
          <text:p text:style-name="P1"><text:span text:style-name="T2">User</text:span><text:span text:style-name="T2"><text:line-break/></text:span><text:span text:style-name="T2">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5.418cm" svg:y1="15.442cm" svg:x2="16.875cm" svg:y2="14.97cm" draw:start-shape="id12" draw:start-glue-point="4" draw:end-shape="id13" svg:d="M15418 15442h729v-472h728">
          <text:p/>
        </draw:connector>
        <draw:connector draw:style-name="gr4" draw:text-style-name="P4" draw:layer="layout" svg:x1="15.419cm" svg:y1="15.811cm" svg:x2="16.934cm" svg:y2="16.621cm" draw:start-shape="id12" draw:start-glue-point="1" draw:end-shape="id14" svg:d="M15419 15811h757v810h758">
          <text:p/>
        </draw:connector>
        <draw:connector draw:style-name="gr4" draw:text-style-name="P4" draw:layer="layout" draw:line-skew="-0.342cm" svg:x1="15.418cm" svg:y1="16.202cm" svg:x2="16.983cm" svg:y2="18.253cm" draw:start-shape="id12" draw:start-glue-point="5" draw:end-shape="id15" svg:d="M15418 16202h441v2051h1124">
          <text:p/>
        </draw:connector>
        <draw:connector draw:style-name="gr4" draw:text-style-name="P4" draw:layer="layout" svg:x1="12.303cm" svg:y1="13.954cm" svg:x2="13.514cm" svg:y2="15.811cm" draw:start-shape="id2" draw:start-glue-point="1" draw:end-shape="id12" draw:end-glue-point="3" svg:d="M12303 13954h605v1857h606">
          <text:p/>
        </draw:connector>
        <draw:custom-shape draw:style-name="gr6" draw:text-style-name="P4" xml:id="id17" draw:id="id17" draw:layer="layout" svg:width="3.556cm" svg:height="1.397cm" svg:x="13.7cm" svg:y="19.669cm">
          <draw:glue-point draw:id="4" svg:x="2.5cm" svg:y="5.003cm"/>
          <draw:glue-point draw:id="5" svg:x="-2.142cm" svg:y="5.003cm"/>
          <draw:glue-point draw:id="6" svg:x="-4.642cm" svg:y="-4.996cm"/>
          <text:p text:style-name="P1"><text:span text:style-name="T2">External Applications</text:span><text:span text:style-name="T2"><text:line-break/></text:span><text:span text:style-name="T2">and Data 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6" draw:id="id16" draw:layer="layout" svg:width="2.032cm" svg:height="1.143cm" svg:x="17.129cm" svg:y="9.382cm">
          <text:p text:style-name="P1"><text:span text:style-name="T2">Buttons &amp;</text:span></text:p>
          <text:p text:style-name="P1"><text:span text:style-name="T2">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line-skew="0.254cm" svg:x1="17.129cm" svg:y1="9.953cm" svg:x2="15.016cm" svg:y2="9.255cm" draw:start-shape="id16" draw:start-glue-point="3" draw:end-shape="id11" draw:end-glue-point="1" svg:d="M17129 9953h-802v-698h-1311">
          <text:p/>
        </draw:connector>
        <draw:connector draw:style-name="gr7" draw:text-style-name="P4" draw:layer="layout" draw:line-skew="-1.195cm" svg:x1="13.7cm" svg:y1="20.367cm" svg:x2="11.817cm" svg:y2="14.726cm" draw:start-shape="id17" draw:start-glue-point="3" draw:end-shape="id2" draw:end-glue-point="4" svg:d="M13700 20367h-1893v-5641h10">
          <text:p/>
        </draw:connector>
        <draw:custom-shape draw:style-name="gr6" draw:text-style-name="P4" xml:id="id18" draw:id="id18" draw:layer="layout" svg:width="1.397cm" svg:height="0.825cm" svg:x="13.446cm" svg:y="23.035cm">
          <text:p text:style-name="P1"><text:span text:style-name="T2">Ph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9" draw:id="id19" draw:layer="layout" svg:width="1.524cm" svg:height="1.333cm" svg:x="15.986cm" svg:y="22.781cm">
          <text:p text:style-name="P1"><text:span text:style-name="T2">Internet</text:span></text:p>
          <text:p text:style-name="P1"><text:span text:style-name="T2">Clou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4.717cm" svg:y1="21.065cm" svg:x2="14.144cm" svg:y2="23.035cm" draw:start-shape="id17" draw:start-glue-point="5" draw:end-shape="id18" draw:end-glue-point="0" svg:d="M14717 21065v985h-573v985">
          <text:p/>
        </draw:connector>
        <draw:connector draw:style-name="gr7" draw:text-style-name="P4" draw:layer="layout" svg:x1="16.748cm" svg:y1="22.781cm" svg:x2="16.367cm" svg:y2="21.065cm" draw:start-shape="id19" draw:start-glue-point="0" draw:end-shape="id17" draw:end-glue-point="4" svg:d="M16748 22781v-858h-381v-858">
          <text:p/>
        </draw:connector>
        <draw:connector draw:style-name="gr7" draw:text-style-name="P4" draw:layer="layout" svg:x1="14.843cm" svg:y1="23.447cm" svg:x2="15.986cm" svg:y2="23.447cm" draw:start-shape="id18" draw:start-glue-point="1" draw:end-shape="id19" draw:end-glue-point="3" svg:d="M14843 23447h1143">
          <text:p/>
        </draw:connector>
        <draw:connector draw:style-name="gr4" draw:text-style-name="P4" draw:layer="layout" svg:x1="13.936cm" svg:y1="10.144cm" svg:x2="11.69cm" svg:y2="13.077cm" draw:start-shape="id11" draw:start-glue-point="2" draw:end-shape="id2" draw:end-glue-point="5" svg:d="M13936 10144v1271h-2246v1662">
          <text:p/>
        </draw:connector>
        <draw:custom-shape draw:style-name="gr2" draw:text-style-name="P4" xml:id="id30" draw:id="id30" draw:layer="layout" svg:width="1.778cm" svg:height="1.016cm" svg:x="4.175cm" svg:y="19.796cm">
          <draw:glue-point draw:id="4" svg:x="-2.857cm" svg:y="5.004cm"/>
          <draw:glue-point draw:id="5" svg:x="2.142cm" svg:y="5.004cm"/>
          <draw:glue-point draw:id="6" svg:x="-4.285cm" svg:y="-5cm"/>
          <text:p text:style-name="P1"><text:span text:style-name="T2">Batt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1" draw:id="id31" draw:layer="layout" svg:width="2.286cm" svg:height="1.27cm" svg:x="7.477cm" svg:y="22.844cm">
          <text:p text:style-name="P1"><text:span text:style-name="T2">Pedal Assist</text:span><text:span text:style-name="T2"><text:line-break/></text:span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2.032cm" svg:height="0.964cm" svg:x="11.104cm" svg:y="5.657cm">
          <draw:glue-point draw:id="4" svg:x="3.125cm" svg:y="5.019cm"/>
          <draw:glue-point draw:id="5" svg:x="0.939cm" svg:y="-5cm"/>
          <draw:glue-point draw:id="6" svg:x="3.439cm" svg:y="-5cm"/>
          <draw:glue-point draw:id="7" svg:x="-3.435cm" svg:y="-5cm"/>
          <draw:glue-point draw:id="8" svg:x="-1.56cm" svg:y="-5cm"/>
          <draw:glue-point draw:id="9" svg:x="5.009cm" svg:y="-3.682cm"/>
          <draw:glue-point draw:id="10" svg:x="5.009cm" svg:y="2.904cm"/>
          <draw:glue-point draw:id="11" svg:x="-5.004cm" svg:y="-2.904cm"/>
          <text:p text:style-name="P1"><text:span text:style-name="T2">Biologic</text:span><text:span text:style-name="T2"><text:line-break/></text:span><text:span text:style-name="T2">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line-skew="-1.017cm" svg:x1="12.12cm" svg:y1="6.621cm" svg:x2="10.905cm" svg:y2="12.811cm" draw:start-shape="id20" draw:start-glue-point="2" draw:end-shape="id2" draw:end-glue-point="13" svg:d="M12120 6621v2015h-1215v4175">
          <text:p/>
        </draw:connector>
        <draw:custom-shape draw:style-name="gr2" draw:text-style-name="P4" xml:id="id21" draw:id="id21" draw:layer="layout" svg:width="2.413cm" svg:height="1.27cm" svg:x="10.484cm" svg:y="2.47cm">
          <draw:glue-point draw:id="4" svg:x="-2.722cm" svg:y="5.015cm"/>
          <text:p text:style-name="P1"><text:span text:style-name="T2">Heart Monitor/</text:span><text:span text:style-name="T2"><text:line-break/></text:span><text:span text:style-name="T2">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2" draw:id="id22" draw:layer="layout" svg:width="1.669cm" svg:height="1.27cm" svg:x="13.151cm" svg:y="2.449cm">
          <text:p text:style-name="P1"><text:span text:style-name="T2">Blood</text:span><text:span text:style-name="T2"><text:line-break/></text:span><text:span text:style-name="T2">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3" draw:id="id23" draw:layer="layout" svg:width="1.905cm" svg:height="1.27cm" svg:x="15.183cm" svg:y="2.453cm">
          <text:p text:style-name="P1"><text:span text:style-name="T2">Respiration</text:span><text:span text:style-name="T2"><text:line-break/></text:span><text:span text:style-name="T2">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4" draw:id="id24" draw:layer="layout" svg:width="2.304cm" svg:height="1.27cm" svg:x="17.324cm" svg:y="2.435cm">
          <text:p text:style-name="P1"><text:span text:style-name="T2">Blood Oxygen</text:span><text:span text:style-name="T2"><text:line-break/></text:span><text:span text:style-name="T2">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1.034cm" svg:y1="3.74cm" svg:x2="11.423cm" svg:y2="5.657cm" draw:start-shape="id21" draw:start-glue-point="4" draw:end-shape="id20" draw:end-glue-point="7" svg:d="M11034 3740v959h389v958">
          <text:p/>
        </draw:connector>
        <draw:connector draw:style-name="gr4" draw:text-style-name="P4" draw:layer="layout" draw:line-skew="-0.514cm" svg:x1="13.985cm" svg:y1="3.719cm" svg:x2="11.804cm" svg:y2="5.657cm" draw:start-shape="id22" draw:start-glue-point="2" draw:end-shape="id20" draw:end-glue-point="8" svg:d="M13985 3719v456h-2181v1482">
          <text:p/>
        </draw:connector>
        <draw:connector draw:style-name="gr4" draw:text-style-name="P4" draw:layer="layout" draw:line-skew="-0.135cm" svg:x1="16.135cm" svg:y1="3.723cm" svg:x2="12.31cm" svg:y2="5.657cm" draw:start-shape="id23" draw:start-glue-point="2" draw:end-shape="id20" draw:end-glue-point="5" svg:d="M16135 3723v833h-3825v1101">
          <text:p/>
        </draw:connector>
        <draw:connector draw:style-name="gr4" draw:text-style-name="P4" draw:layer="layout" draw:line-skew="0.255cm" svg:x1="18.476cm" svg:y1="3.705cm" svg:x2="12.818cm" svg:y2="5.657cm" draw:start-shape="id24" draw:start-glue-point="2" draw:end-shape="id20" draw:end-glue-point="6" svg:d="M18476 3705v1232h-5658v720">
          <text:p/>
        </draw:connector>
        <draw:custom-shape draw:style-name="gr2" draw:text-style-name="P4" xml:id="id25" draw:id="id25" draw:layer="layout" svg:width="2.159cm" svg:height="1.01cm" svg:x="17.162cm" svg:y="10.785cm">
          <text:p text:style-name="P1"><text:span text:style-name="T2">Tact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line-skew="-0.103cm" svg:x1="17.162cm" svg:y1="11.29cm" svg:x2="15.015cm" svg:y2="9.635cm" draw:start-shape="id25" draw:start-glue-point="3" draw:end-shape="id11" draw:end-glue-point="8" svg:d="M17162 11290h-1176v-1655h-971">
          <text:p/>
        </draw:connector>
        <draw:custom-shape draw:style-name="gr2" draw:text-style-name="P4" xml:id="id26" draw:id="id26" draw:layer="layout" svg:width="2.032cm" svg:height="1.016cm" svg:x="17.349cm" svg:y="5.199cm">
          <text:p text:style-name="P4"><text:span text:style-name="T2">Blood Sugar</text:span><text:span text:style-name="T2"><text:line-break/></text:span><text:span text:style-name="T2">Leve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7" draw:id="id27" draw:layer="layout" svg:width="2.032cm" svg:height="1.143cm" svg:x="17.383cm" svg:y="6.461cm">
          <text:p text:style-name="P1"><text:span text:style-name="T2">Brain Wa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7.349cm" svg:y1="5.707cm" svg:x2="13.136cm" svg:y2="5.785cm" draw:start-shape="id26" draw:start-glue-point="3" draw:end-shape="id20" draw:end-glue-point="9" svg:d="M17349 5707h-2106v78h-2107">
          <text:p/>
        </draw:connector>
        <draw:connector draw:style-name="gr4" draw:text-style-name="P4" draw:layer="layout" svg:x1="17.383cm" svg:y1="7.032cm" svg:x2="13.136cm" svg:y2="6.418cm" draw:start-shape="id27" draw:start-glue-point="3" draw:end-shape="id20" draw:end-glue-point="10" svg:d="M17383 7032h-2123v-614h-2124">
          <text:p/>
        </draw:connector>
        <draw:custom-shape draw:style-name="gr2" draw:text-style-name="P4" xml:id="id28" draw:id="id28" draw:layer="layout" svg:width="1.778cm" svg:height="1.016cm" svg:x="6.207cm" svg:y="19.771cm">
          <draw:glue-point draw:id="4" svg:x="-2.142cm" svg:y="5.019cm"/>
          <draw:glue-point draw:id="5" svg:x="2.142cm" svg:y="5.019cm"/>
          <text:p text:style-name="P1"><text:span text:style-name="T3">Motor</text:span></text:p>
          <text:p text:style-name="P1"><text:span text:style-name="T3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6.716cm" svg:y1="20.787cm" svg:x2="6.333cm" svg:y2="22.845cm" draw:start-shape="id28" draw:start-glue-point="4" draw:end-shape="id29" draw:end-glue-point="4" svg:d="M6716 20787v1029h-383v1029">
          <text:p/>
        </draw:connector>
        <draw:connector draw:style-name="gr7" draw:text-style-name="P4" draw:layer="layout" svg:x1="5.444cm" svg:y1="20.812cm" svg:x2="5.446cm" svg:y2="22.845cm" draw:start-shape="id30" draw:start-glue-point="5" draw:end-shape="id29" draw:end-glue-point="5" svg:d="M5444 20812v1016h2v1017">
          <text:p/>
        </draw:connector>
        <draw:custom-shape draw:style-name="gr2" draw:text-style-name="P4" xml:id="id29" draw:id="id29" draw:layer="layout" svg:width="1.905cm" svg:height="1.143cm" svg:x="4.937cm" svg:y="22.844cm">
          <draw:glue-point draw:id="4" svg:x="2.335cm" svg:y="-4.995cm"/>
          <draw:glue-point draw:id="5" svg:x="-2.33cm" svg:y="-4.995cm"/>
          <text:p text:style-name="P1"><text:span text:style-name="T2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7.476cm" svg:y1="20.787cm" svg:x2="8.62cm" svg:y2="22.844cm" draw:start-shape="id28" draw:start-glue-point="5" draw:end-shape="id31" svg:d="M7476 20787v1029h1144v1028">
          <text:p/>
        </draw:connector>
        <draw:connector draw:style-name="gr7" draw:text-style-name="P4" draw:layer="layout" draw:line-skew="-0.369cm" svg:x1="7.096cm" svg:y1="19.771cm" svg:x2="9.51cm" svg:y2="15.224cm" draw:start-shape="id28" draw:start-glue-point="0" draw:end-shape="id2" draw:end-glue-point="6" svg:d="M7096 19771v-2642h2414v-1905">
          <text:p/>
        </draw:connector>
        <draw:connector draw:style-name="gr7" draw:text-style-name="P4" draw:layer="layout" draw:line-skew="-0.698cm" svg:x1="5.064cm" svg:y1="19.796cm" svg:x2="8.748cm" svg:y2="14.97cm" draw:start-shape="id30" draw:start-glue-point="0" draw:end-shape="id2" draw:end-glue-point="7" svg:d="M5064 19796v-2984h3684v-1842">
          <text:p/>
        </draw:connector>
        <draw:custom-shape draw:style-name="gr2" draw:text-style-name="P4" xml:id="id42" draw:id="id42" draw:layer="layout" svg:width="1.778cm" svg:height="1.016cm" svg:x="6.207cm" svg:y="19.772cm">
          <draw:glue-point draw:id="4" svg:x="-2.142cm" svg:y="5.019cm"/>
          <draw:glue-point draw:id="5" svg:x="2.142cm" svg:y="5.019cm"/>
          <draw:glue-point draw:id="6" svg:x="-3.571cm" svg:y="-4.763cm"/>
          <text:p text:style-name="P1"><text:span text:style-name="T3">Motor</text:span></text:p>
          <text:p text:style-name="P1"><text:span text:style-name="T3">Assemb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2" draw:id="id32" draw:layer="layout" svg:width="1.651cm" svg:height="1.143cm" svg:x="2.207cm" svg:y="19.796cm">
          <draw:glue-point draw:id="4" svg:x="-3.846cm" svg:y="-4.995cm"/>
          <text:p text:style-name="P1"><text:span text:style-name="T2">Retarder</text:span><text:span text:style-name="T2"><text:line-break/></text:span><text:span text:style-name="T2">Assemb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3" draw:id="id33" draw:layer="layout" svg:width="1.651cm" svg:height="1.016cm" svg:x="2.207cm" svg:y="22.59cm">
          <text:p text:style-name="P1"><text:span text:style-name="T2">Retarding</text:span><text:span text:style-name="T2"><text:line-break/></text:span><text:span text:style-name="T2">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3.032cm" svg:y1="20.939cm" svg:x2="3.032cm" svg:y2="22.59cm" draw:start-shape="id32" draw:start-glue-point="2" draw:end-shape="id33" draw:end-glue-point="0" svg:d="M3032 20939v1651">
          <text:p/>
        </draw:connector>
        <draw:connector draw:style-name="gr7" draw:text-style-name="P4" draw:layer="layout" svg:x1="3.032cm" svg:y1="19.796cm" svg:x2="8.367cm" svg:y2="14.716cm" draw:start-shape="id32" draw:start-glue-point="0" draw:end-shape="id2" draw:end-glue-point="9" svg:d="M3032 19796v-5080h5335">
          <text:p/>
        </draw:connector>
        <draw:connector draw:style-name="gr7" draw:text-style-name="P4" draw:layer="layout" svg:x1="10.144cm" svg:y1="15.224cm" svg:x2="10.144cm" svg:y2="19.785cm" draw:start-shape="id2" draw:start-glue-point="2" draw:end-shape="id34" draw:end-glue-point="0" svg:d="M10144 15224v4561">
          <text:p/>
        </draw:connector>
        <draw:connector draw:style-name="gr7" draw:text-style-name="P4" draw:layer="layout" svg:x1="3.858cm" svg:y1="23.098cm" svg:x2="4.557cm" svg:y2="20.812cm" draw:start-shape="id33" draw:start-glue-point="1" draw:end-shape="id30" draw:end-glue-point="4" svg:d="M3858 23098h699v-2286">
          <text:p/>
        </draw:connector>
        <draw:custom-shape draw:style-name="gr2" draw:text-style-name="P4" xml:id="id35" draw:id="id35" draw:layer="layout" svg:width="2.032cm" svg:height="1.143cm" svg:x="17.256cm" svg:y="12.049cm">
          <text:p text:style-name="P1"><text:span text:style-name="T2">User Voice</text:span><text:span text:style-name="T2"><text:line-break/></text:span><text:span text:style-name="T2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0.404cm" svg:x1="17.256cm" svg:y1="12.62cm" svg:x2="14.888cm" svg:y2="10.016cm" draw:start-shape="id35" draw:start-glue-point="3" draw:end-shape="id11" draw:end-glue-point="9" svg:d="M17256 12620h-1524v-2604h-844">
          <text:p/>
        </draw:connector>
        <draw:frame draw:style-name="gr9" draw:text-style-name="P6" draw:layer="layout" svg:width="3.605cm" svg:height="1.195cm" svg:x="9.46cm" svg:y="25.13cm">
          <draw:text-box>
            <text:p><text:span text:style-name="T4">Figure 1</text:span></text:p>
          </draw:text-box>
        </draw:frame>
        <draw:frame draw:style-name="gr10" draw:text-style-name="P7" xml:id="id36" draw:id="id36" draw:layer="layout" svg:width="1.328cm" svg:height="0.806cm" svg:x="7.604cm" svg:y="11.795cm">
          <draw:text-box>
            <text:p><text:span text:style-name="T5">101</text:span></text:p>
          </draw:text-box>
          <draw:glue-point draw:id="4" svg:x="1.174cm" svg:y="2.933cm"/>
        </draw:frame>
        <draw:frame draw:style-name="gr11" draw:text-style-name="P8" xml:id="id38" draw:id="id38" draw:layer="layout" svg:width="1.328cm" svg:height="0.806cm" svg:x="8.943cm" svg:y="7.223cm">
          <draw:text-box>
            <text:p><text:span text:style-name="T5">102</text:span></text:p>
          </draw:text-box>
          <draw:glue-point draw:id="4" svg:x="-1.174cm" svg:y="3.42cm"/>
        </draw:frame>
        <draw:frame draw:style-name="gr10" draw:text-style-name="P7" xml:id="id37" draw:id="id37" draw:layer="layout" svg:width="1.328cm" svg:height="0.806cm" svg:x="12.88cm" svg:y="7.096cm">
          <draw:text-box>
            <text:p><text:span text:style-name="T5">103</text:span></text:p>
          </draw:text-box>
          <draw:glue-point draw:id="4" svg:x="-0.218cm" svg:y="2.933cm"/>
        </draw:frame>
        <draw:connector draw:style-name="gr12" draw:text-style-name="P4" draw:layer="layout" draw:type="line" svg:x1="8.423cm" svg:y1="12.434cm" svg:x2="8.748cm" svg:y2="12.938cm" draw:start-shape="id36" draw:start-glue-point="4" draw:end-shape="id2" draw:end-glue-point="12" svg:d="M8423 12434l325 504">
          <text:p/>
        </draw:connector>
        <draw:connector draw:style-name="gr12" draw:text-style-name="P4" draw:layer="layout" draw:type="line" svg:x1="13.516cm" svg:y1="7.735cm" svg:x2="13.493cm" svg:y2="8.4cm" draw:start-shape="id37" draw:start-glue-point="4" draw:end-shape="id11" draw:end-glue-point="11" svg:d="M13516 7735l-23 665">
          <text:p/>
        </draw:connector>
        <draw:connector draw:style-name="gr12" draw:text-style-name="P4" draw:layer="layout" draw:type="line" svg:x1="9.452cm" svg:y1="7.901cm" svg:x2="9.34cm" svg:y2="8.644cm" draw:start-shape="id38" draw:start-glue-point="4" draw:end-shape="id1" draw:end-glue-point="9" svg:d="M9452 7901l-112 743">
          <text:p/>
        </draw:connector>
        <draw:frame draw:style-name="gr10" draw:text-style-name="P7" xml:id="id46" draw:id="id46" draw:layer="layout" svg:width="1.328cm" svg:height="0.806cm" svg:x="9.382cm" svg:y="4.683cm">
          <draw:text-box>
            <text:p><text:span text:style-name="T5">104</text:span></text:p>
          </draw:text-box>
          <draw:glue-point draw:id="4" svg:x="3.606cm" svg:y="1.835cm"/>
        </draw:frame>
        <draw:frame draw:style-name="gr10" draw:text-style-name="P7" xml:id="id45" draw:id="id45" draw:layer="layout" svg:width="1.328cm" svg:height="0.806cm" svg:x="14.531cm" svg:y="13.827cm">
          <draw:text-box>
            <text:p><text:span text:style-name="T5">105</text:span></text:p>
          </draw:text-box>
          <draw:glue-point draw:id="4" svg:x="-0.737cm" svg:y="2.933cm"/>
        </draw:frame>
        <draw:frame draw:style-name="gr10" draw:text-style-name="P9" xml:id="id39" draw:id="id39" draw:layer="layout" svg:width="1.328cm" svg:height="0.806cm" svg:x="1.196cm" svg:y="18.614cm">
          <draw:text-box>
            <text:p><text:span text:style-name="T6">106</text:span></text:p>
          </draw:text-box>
          <draw:glue-point draw:id="4" svg:x="1.174cm" svg:y="3.42cm"/>
        </draw:frame>
        <draw:frame draw:style-name="gr10" draw:text-style-name="P9" xml:id="id40" draw:id="id40" draw:layer="layout" svg:width="1.328cm" svg:height="0.806cm" svg:x="3.413cm" svg:y="18.614cm">
          <draw:text-box>
            <text:p><text:span text:style-name="T6">107</text:span></text:p>
          </draw:text-box>
          <draw:glue-point draw:id="4" svg:x="1.694cm" svg:y="1.835cm"/>
          <draw:glue-point draw:id="5" svg:x="0.737cm" svg:y="3.42cm"/>
        </draw:frame>
        <draw:frame draw:style-name="gr10" draw:text-style-name="P9" xml:id="id41" draw:id="id41" draw:layer="layout" svg:width="1.328cm" svg:height="0.806cm" svg:x="5.514cm" svg:y="18.614cm">
          <draw:text-box>
            <text:p><text:span text:style-name="T6">108</text:span></text:p>
          </draw:text-box>
          <draw:glue-point draw:id="4" svg:x="1.174cm" svg:y="5.006cm"/>
          <draw:glue-point draw:id="5" svg:x="2.131cm" svg:y="1.835cm"/>
          <draw:glue-point draw:id="6" svg:x="1.174cm" svg:y="3.42cm"/>
        </draw:frame>
        <draw:frame draw:style-name="gr10" draw:text-style-name="P9" xml:id="id43" draw:id="id43" draw:layer="layout" svg:width="1.328cm" svg:height="0.806cm" svg:x="8.308cm" svg:y="18.653cm">
          <draw:text-box>
            <text:p><text:span text:style-name="T6">109</text:span></text:p>
          </draw:text-box>
          <draw:glue-point draw:id="4" svg:x="1.174cm" svg:y="2.933cm"/>
        </draw:frame>
        <draw:frame draw:style-name="gr13" draw:text-style-name="P9" xml:id="id44" draw:id="id44" draw:layer="layout" svg:width="1.289cm" svg:height="0.806cm" svg:x="12.684cm" svg:y="18.526cm">
          <draw:text-box>
            <text:p><text:span text:style-name="T6">110</text:span></text:p>
          </draw:text-box>
          <draw:glue-point draw:id="4" svg:x="0.915cm" svg:y="2.933cm"/>
        </draw:frame>
        <draw:connector draw:style-name="gr12" draw:text-style-name="P4" draw:layer="layout" draw:type="line" svg:x1="2.015cm" svg:y1="19.292cm" svg:x2="2.398cm" svg:y2="19.797cm" draw:start-shape="id39" draw:start-glue-point="4" draw:end-shape="id32" draw:end-glue-point="4" svg:d="M2015 19292l383 505">
          <text:p/>
        </draw:connector>
        <draw:connector draw:style-name="gr12" draw:text-style-name="P4" draw:layer="layout" draw:type="line" svg:x1="4.174cm" svg:y1="19.292cm" svg:x2="4.303cm" svg:y2="19.796cm" draw:start-shape="id40" draw:start-glue-point="5" draw:end-shape="id30" draw:end-glue-point="6" svg:d="M4174 19292l129 504">
          <text:p/>
        </draw:connector>
        <draw:connector draw:style-name="gr12" draw:text-style-name="P4" draw:layer="layout" draw:type="line" svg:x1="6.333cm" svg:y1="19.292cm" svg:x2="6.462cm" svg:y2="19.797cm" draw:start-shape="id41" draw:start-glue-point="6" draw:end-shape="id42" draw:end-glue-point="6" svg:d="M6333 19292l129 505">
          <text:p/>
        </draw:connector>
        <draw:connector draw:style-name="gr12" draw:text-style-name="P4" draw:layer="layout" draw:type="line" svg:x1="9.127cm" svg:y1="19.292cm" svg:x2="9.383cm" svg:y2="19.797cm" draw:start-shape="id43" draw:start-glue-point="4" draw:end-shape="id34" draw:end-glue-point="4" svg:d="M9127 19292l256 505">
          <text:p/>
        </draw:connector>
        <draw:connector draw:style-name="gr12" draw:text-style-name="P4" draw:layer="layout" draw:type="line" svg:x1="13.445cm" svg:y1="19.165cm" svg:x2="13.828cm" svg:y2="19.67cm" draw:start-shape="id44" draw:start-glue-point="4" draw:end-shape="id17" draw:end-glue-point="6" svg:d="M13445 19165l383 505">
          <text:p/>
        </draw:connector>
        <draw:connector draw:style-name="gr12" draw:text-style-name="P4" draw:layer="layout" draw:type="line" svg:x1="15.098cm" svg:y1="14.466cm" svg:x2="14.969cm" svg:y2="15.049cm" draw:start-shape="id45" draw:start-glue-point="4" draw:end-shape="id12" draw:end-glue-point="6" svg:d="M15098 14466l-129 583">
          <text:p/>
        </draw:connector>
        <draw:connector draw:style-name="gr12" draw:text-style-name="P4" draw:layer="layout" draw:type="line" svg:x1="10.524cm" svg:y1="5.233cm" svg:x2="11.104cm" svg:y2="5.86cm" draw:start-shape="id46" draw:start-glue-point="4" draw:end-shape="id20" draw:end-glue-point="11" svg:d="M10524 5233l580 6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="Arrow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ry Beck</meta:initial-creator>
    <meta:creation-date>2018-01-07T11:49:47.03</meta:creation-date>
    <dc:date>2018-02-04T18:45:21.34</dc:date>
    <dc:creator>Larry Beck</dc:creator>
    <meta:editing-duration>P28DT2H56M25S</meta:editing-duration>
    <meta:editing-cycles>31</meta:editing-cycles>
    <meta:generator>OpenOffice/4.1.5$Win32 OpenOffice.org_project/415m1$Build-9789</meta:generator>
    <meta:printed-by>Larry Beck</meta:printed-by>
    <meta:print-date>2018-01-07T18:07:21.43</meta:print-date>
    <meta:document-statistic meta:object-count="95"/>
  </office:meta>
</office:document-meta>
</file>